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P1" style:family="paragraph" style:parent-style-name="Header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List_20_Paragraph" style:list-style-name="L2">
      <style:text-properties fo:font-weight="bold" style:font-weight-asian="bold" style:font-weight-complex="bold"/>
    </style:style>
    <style:style style:name="P5" style:family="paragraph" style:parent-style-name="List_20_Paragraph" style:list-style-name="L2">
      <style:paragraph-properties fo:margin-top="0in" fo:margin-bottom="0.0693in" style:contextual-spacing="false" fo:line-height="150%"/>
      <style:text-properties fo:font-weight="bold" style:font-weight-asian="bold" style:font-weight-complex="bold"/>
    </style:style>
    <style:style style:name="P6" style:family="paragraph" style:parent-style-name="Normal" style:list-style-name="L1"/>
    <style:style style:name="P7" style:family="paragraph" style:parent-style-name="Normal" style:list-style-name="L1">
      <style:text-properties officeooo:paragraph-rsid="001b8675"/>
    </style:style>
    <style:style style:name="P8" style:family="paragraph" style:parent-style-name="Normal" style:list-style-name="L1">
      <style:text-properties officeooo:paragraph-rsid="001dc6db"/>
    </style:style>
    <style:style style:name="P9" style:family="paragraph" style:parent-style-name="Normal" style:list-style-name="L1">
      <style:text-properties officeooo:paragraph-rsid="0020ecb4"/>
    </style:style>
    <style:style style:name="P10" style:family="paragraph" style:parent-style-name="Normal" style:list-style-name="L3"/>
    <style:style style:name="P11" style:family="paragraph" style:parent-style-name="Normal" style:list-style-name="L4"/>
    <style:style style:name="P12" style:family="paragraph" style:parent-style-name="Normal">
      <style:paragraph-properties style:writing-mode="lr-tb"/>
    </style:style>
    <style:style style:name="P13" style:family="paragraph" style:parent-style-name="Normal">
      <style:paragraph-properties style:writing-mode="lr-tb"/>
      <style:text-properties officeooo:paragraph-rsid="00176f78"/>
    </style:style>
    <style:style style:name="P14" style:family="paragraph" style:parent-style-name="Normal">
      <style:paragraph-properties style:writing-mode="lr-tb"/>
      <style:text-properties fo:font-weight="bold" officeooo:paragraph-rsid="00176f78" style:font-weight-asian="bold" style:font-weight-complex="bold"/>
    </style:style>
    <style:style style:name="P15" style:family="paragraph" style:parent-style-name="Normal">
      <style:paragraph-properties fo:text-align="start" style:justify-single-word="false"/>
      <style:text-properties officeooo:paragraph-rsid="001a44bf"/>
    </style:style>
    <style:style style:name="P16" style:family="paragraph" style:parent-style-name="Normal" style:list-style-name="L1">
      <style:paragraph-properties fo:text-align="start" style:justify-single-word="false"/>
      <style:text-properties officeooo:paragraph-rsid="001dc6db"/>
    </style:style>
    <style:style style:name="P17" style:family="paragraph" style:parent-style-name="Normal" style:list-style-name="L1">
      <style:paragraph-properties fo:text-align="start" style:justify-single-word="false"/>
      <style:text-properties officeooo:paragraph-rsid="001f3e94"/>
    </style:style>
    <style:style style:name="P18" style:family="paragraph" style:parent-style-name="Normal" style:list-style-name="L1">
      <style:paragraph-properties fo:text-align="start" style:justify-single-word="false"/>
      <style:text-properties officeooo:paragraph-rsid="0020ecb4"/>
    </style:style>
    <style:style style:name="P19" style:family="paragraph" style:parent-style-name="Normal">
      <style:paragraph-properties style:writing-mode="lr-tb"/>
      <style:text-properties officeooo:paragraph-rsid="001a44bf"/>
    </style:style>
    <style:style style:name="P20" style:family="paragraph" style:parent-style-name="Title" style:master-page-name="MP0">
      <style:paragraph-properties style:page-number="auto" fo:break-before="page"/>
      <style:text-properties style:language-asian="it" style:country-asian="IT"/>
    </style:style>
    <style:style style:name="T1" style:family="text">
      <style:text-properties fo:text-shadow="1pt 1pt"/>
    </style:style>
    <style:style style:name="T2" style:family="text">
      <style:text-properties fo:text-shadow="1pt 1pt" officeooo:rsid="001c7c30"/>
    </style:style>
    <style:style style:name="T3" style:family="text">
      <style:text-properties fo:color="#002060" loext:opacity="100%" fo:font-size="12pt" fo:font-weight="bold" style:font-size-asian="12pt" style:font-weight-asian="bold" style:font-weight-complex="bold"/>
    </style:style>
    <style:style style:name="T4" style:family="text">
      <style:text-properties fo:color="#002060" loext:opacity="100%" fo:font-size="12pt" fo:font-weight="bold" officeooo:rsid="0015f204" style:font-size-asian="12pt" style:font-weight-asian="bold" style:font-weight-complex="bold"/>
    </style:style>
    <style:style style:name="T5" style:family="text">
      <style:text-properties fo:color="#002060" loext:opacity="100%" fo:font-size="12pt" fo:language="en" fo:country="US" fo:font-weight="bold" style:font-size-asian="12pt" style:font-weight-asian="bold" style:font-weight-complex="bold"/>
    </style:style>
    <style:style style:name="T6" style:family="text">
      <style:text-properties fo:color="#002060" loext:opacity="100%" fo:font-size="12pt" fo:language="en" fo:country="US" fo:font-weight="bold" officeooo:rsid="0015f204" style:font-size-asian="12pt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5f204" style:font-weight-asian="bold" style:font-weight-complex="bold"/>
    </style:style>
    <style:style style:name="T9" style:family="text">
      <style:text-properties fo:font-weight="bold" officeooo:rsid="00176f78" style:font-weight-asian="bold" style:font-weight-complex="bold"/>
    </style:style>
    <style:style style:name="T10" style:family="text">
      <style:text-properties fo:font-weight="bold" officeooo:rsid="001b87cf" style:font-weight-asian="bold" style:font-weight-complex="bold"/>
    </style:style>
    <style:style style:name="T11" style:family="text">
      <style:text-properties fo:language="en" fo:country="GB" fo:font-weight="bold" style:font-weight-asian="bold" style:font-weight-complex="bold"/>
    </style:style>
    <style:style style:name="T12" style:family="text">
      <style:text-properties officeooo:rsid="0015f204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5f204" style:font-style-asian="normal" style:font-weight-asian="bold" style:font-style-complex="normal" style:font-weight-complex="bold"/>
    </style:style>
    <style:style style:name="T15" style:family="text">
      <style:text-properties officeooo:rsid="00176f78"/>
    </style:style>
    <style:style style:name="T16" style:family="text">
      <style:text-properties officeooo:rsid="0018d669"/>
    </style:style>
    <style:style style:name="T17" style:family="text">
      <style:text-properties officeooo:rsid="001b87cf"/>
    </style:style>
    <style:style style:name="T18" style:family="text">
      <style:text-properties officeooo:rsid="001c7c30"/>
    </style:style>
    <style:style style:name="T19" style:family="text">
      <style:text-properties officeooo:rsid="001dc6db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dc6db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20ecb4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2245ed" style:font-size-asian="10pt" style:font-weight-asian="normal" style:font-size-complex="10pt" style:font-weight-complex="normal"/>
    </style:style>
    <style:style style:name="T24" style:family="text">
      <style:text-properties officeooo:rsid="001f3e94"/>
    </style:style>
    <style:style style:name="T25" style:family="text">
      <style:text-properties officeooo:rsid="0020ecb4"/>
    </style:style>
    <style:style style:name="T26" style:family="text">
      <style:text-properties officeooo:rsid="002245ed"/>
    </style:style>
    <text:list-style style:name="L1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1LVL1" loext:num-list-format="%1%" text:bullet-char="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2"/>
      </text:list-level-style-bullet>
      <text:list-level-style-bullet text:level="2" text:style-name="WW_5f_CharLFO21LVL2" loext:num-list-format="%2%" text:bullet-char="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WW_5f_CharLFO21LVL3" loext:num-list-format="%3%" text:bullet-char="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4" text:style-name="WW_5f_CharLFO21LVL4" loext:num-list-format="%4%" text:bullet-char="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 2"/>
      </text:list-level-style-bullet>
      <text:list-level-style-bullet text:level="5" text:style-name="WW_5f_CharLFO21LVL5" loext:num-list-format="%5%" text:bullet-char="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WW_5f_CharLFO21LVL6" loext:num-list-format="%6%" text:bullet-char="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 2"/>
      </text:list-level-style-bullet>
      <text:list-level-style-bullet text:level="7" text:style-name="WW_5f_CharLFO21LVL7" loext:num-list-format="%7%" text:bullet-char="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 2"/>
      </text:list-level-style-bullet>
      <text:list-level-style-bullet text:level="8" text:style-name="WW_5f_CharLFO21LVL8" loext:num-list-format="%8%" text:bullet-char="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WW_5f_CharLFO21LVL9" loext:num-list-format="%9%" text:bullet-char="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 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2LVL1" loext:num-list-format="%1%" text:bullet-char="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2"/>
      </text:list-level-style-bullet>
      <text:list-level-style-bullet text:level="2" text:style-name="WW_5f_CharLFO22LVL2" loext:num-list-format="%2%" text:bullet-char="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WW_5f_CharLFO22LVL3" loext:num-list-format="%3%" text:bullet-char="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4" text:style-name="WW_5f_CharLFO22LVL4" loext:num-list-format="%4%" text:bullet-char="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 2"/>
      </text:list-level-style-bullet>
      <text:list-level-style-bullet text:level="5" text:style-name="WW_5f_CharLFO22LVL5" loext:num-list-format="%5%" text:bullet-char="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WW_5f_CharLFO22LVL6" loext:num-list-format="%6%" text:bullet-char="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 2"/>
      </text:list-level-style-bullet>
      <text:list-level-style-bullet text:level="7" text:style-name="WW_5f_CharLFO22LVL7" loext:num-list-format="%7%" text:bullet-char="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 2"/>
      </text:list-level-style-bullet>
      <text:list-level-style-bullet text:level="8" text:style-name="WW_5f_CharLFO22LVL8" loext:num-list-format="%8%" text:bullet-char="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WW_5f_CharLFO22LVL9" loext:num-list-format="%9%" text:bullet-char="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 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ocumento di specifica: <text:span text:style-name="T12">TorLouvre</text:span></text:p>
      <text:p text:style-name="No_20_Spacing"><text:span text:style-name="Strong"><text:span text:style-name="T3">Progetto: </text:span></text:span><text:span text:style-name="Strong"><text:span text:style-name="T4">Database per la gestione di un museo</text:span></text:span></text:p>
      <text:p text:style-name="No_20_Spacing"/>
      <text:p text:style-name="No_20_Spacing"><text:span text:style-name="Strong"><text:span text:style-name="T3">Autori: </text:span></text:span><text:span text:style-name="Strong"><text:span text:style-name="T4">Giacomo Pace, Domenico Sabatini, Mihai Alexandru Sandu</text:span></text:span></text:p>
      <text:p text:style-name="No_20_Spacing"/>
      <text:p text:style-name="No_20_Spacing"><text:span text:style-name="Strong"><text:span text:style-name="T5">Corso di laurea: </text:span></text:span><text:span text:style-name="Strong"><text:span text:style-name="T6">Informatica</text:span></text:span></text:p>
      <text:p text:style-name="No_20_Spacing"/>
      <text:p text:style-name="No_20_Spacing"><text:span text:style-name="Strong"><text:span text:style-name="T5">Data: </text:span></text:span><text:span text:style-name="Strong"><text:span text:style-name="T6">10/9/2024</text:span></text:span></text:p>
      <text:h text:style-name="Heading_20_1" text:outline-level="1">Parte Prima: Generalità</text:h>
      <text:h text:style-name="Heading_20_2" text:outline-level="2">Descrizione generale del prodotto:</text:h>
      <text:p text:style-name="Normal">Il progetto prevede la creazione di un database per la gestione di un museo, finalizzato alla conservazione e gestione dei dati relativi alle opere, alle visite, ai feedback dei visitatori e al personale. Questo sistema faciliterà anche la gestione delle richieste di informazioni e l'analisi dei dati, consentendo un miglioramento continuo dei servizi offerti.</text:p>
      <text:h text:style-name="Heading_20_2" text:outline-level="2">Obiettivi del Progetto: </text:h>
      <text:p text:style-name="P12">● <text:span text:style-name="T7">Gestione </text:span><text:span text:style-name="T8">delle opere</text:span><text:span text:style-name="T7">:</text:span> Il database gestirà le informazioni relative alle opere, inclusi nome, autore, tipologia, data di pubblicazione e ulteriori dettagli pertinenti.</text:p>
      <text:p text:style-name="P12">● <text:span text:style-name="T13">Gestione de</text:span><text:span text:style-name="T14">i visitatori</text:span><text:span text:style-name="T13">: </text:span>Il database implementerà un sistema per la gestione dei visitatori, comprendente dati personali, pacchetti visita (definiti in base al tipo di visitatore e alle aree di interesse) e altre informazioni rilevanti.</text:p>
      <text:p text:style-name="P13">● <text:span text:style-name="T9">Gestione personale</text:span><text:span text:style-name="T7">: </text:span>Il database prevede un sistema per la gestione del personale, includendo nominativo, specializzazione, orari di lavoro, stipendio e altre informazioni necessarie.</text:p>
      <text:p text:style-name="P14">Obiettivi secondari:</text:p>
      <text:p text:style-name="P19">● Analisi del feedback da parte dei visitatori per migliorare l’esperienza<text:span text:style-name="T15">.</text:span></text:p>
      <text:p text:style-name="P19">● Utilizzare il database per identificare opportunità di miglioramento nella collezione del museo<text:span text:style-name="T16">.</text:span></text:p>
      <text:h text:style-name="Heading_20_2" text:outline-level="2">Utenti</text:h>
      <text:p text:style-name="P15">● <text:span text:style-name="Strong_20_Emphasis">Visitatori generali:</text:span> Utenti finali che possono accedere a informazioni di base sulle opere e pianificare le proprie visite, con funzionalità limitate alla visualizzazione delle mostre e delle attività in programma.</text:p>
      <text:p text:style-name="P15">● <text:span text:style-name="Strong_20_Emphasis">Visitatori registrati:</text:span> Utenti finali con account registrato che possono accedere a <text:span text:style-name="T18">abbonamenti personalizzati</text:span>, gestire le prenotazioni e fornire feedback sulle visite, oltre a ricevere notifiche su eventi e mostre speciali.</text:p>
      <text:p text:style-name="P15">● <text:span text:style-name="Strong_20_Emphasis">Personale del museo:</text:span> Utenti con accesso a funzioni avanzate per la gestione delle opere, la registrazione delle visite e l'analisi dei dati, inclusi curatori, amministratori e membri del personale di supporto.</text:p>
      <text:p text:style-name="P15">● <text:span text:style-name="Strong_20_Emphasis">Amministrator</text:span><text:span text:style-name="Strong_20_Emphasis"><text:span text:style-name="T26">e</text:span></text:span><text:span text:style-name="Strong_20_Emphasis">:</text:span> Utent<text:span text:style-name="T26">e</text:span> con accesso completo al database e alle funzionalità di gestione, responsabil<text:span text:style-name="T26">e</text:span> della supervisione del sistema, della gestione del personale e dell'analisi dei report statistici.</text:p>
      <text:h text:style-name="Heading_20_1" text:outline-level="1"><text:soft-page-break/>Parte seconda: Raccolta e analisi dei Requisiti</text:h>
      <text:list xml:id="list2230576653" text:style-name="L1">
        <text:list-item>
          <text:p text:style-name="P6"><text:span text:style-name="Default_20_Paragraph_20_Font"><text:span text:style-name="T10">Utenti</text:span></text:span> (interviste, documentazione scritta)</text:p>
          <text:list>
            <text:list-item>
              <text:p text:style-name="P7">Analisi dell’utente: <text:span text:style-name="T24">I</text:span><text:span text:style-name="T17">l progetto è destinato a visitatori di tutte le età, con diversi incentivi e possibilità in base alla tipologia (generale o registrato). </text:span><text:span text:style-name="T18">Inoltre il progetto è disposto </text:span><text:span text:style-name="T24">anche </text:span><text:span text:style-name="T18">per lo staff del Museo, le cui modalità lavorative sono tutelate e gestite a seconda delle leggi nazionali vigenti.</text:span></text:p>
            </text:list-item>
            <text:list-item>
              <text:p text:style-name="P6">Analisi dei bisogni: <text:span text:style-name="T24">I</text:span><text:span text:style-name="T18"> visitatori devono poter accedere in modo chiaro alle informazioni sulle opere ed eventi, oltre che avere la possibilità di prenotare visite. Lo staff deve avere a disposizione s</text:span>trumenti <text:span text:style-name="T18">adeguati </text:span>per gestire le opere, le visite e i feedback in modo efficiente.</text:p>
            </text:list-item>
          </text:list>
        </text:list-item>
        <text:list-item>
          <text:p text:style-name="P8"><text:span text:style-name="Default_20_Paragraph_20_Font"><text:span text:style-name="T7">Documentazione esistente </text:span></text:span>(normative, leggi e regolamenti del settore, regolamenti interni, procedure aziendali, moduli<text:span text:style-name="T19">)</text:span></text:p>
          <text:p text:style-name="P18"><text:span text:style-name="T24">Normative:<text:line-break/></text:span><text:span text:style-name="Strong_20_Emphasis"><text:span text:style-name="T21">- Leggi sulla protezione dei dati</text:span></text:span><text:span text:style-name="T21">: Documenti che delineano come gestire le informazioni personali dei visitatori, in conformità al GDPR e ad altre normative nazionali.</text:span></text:p>
          <text:p text:style-name="P18"><text:span text:style-name="Strong_20_Emphasis"><text:span text:style-name="T21">- Normative sui musei</text:span></text:span><text:span text:style-name="T21">: Leggi e regolamenti che riguardano la gestione e la conservazione delle opere d’arte, inclusi requisiti di sicurezza e accessibilità.</text:span></text:p>
          <text:p text:style-name="P18"><text:span text:style-name="Strong_20_Emphasis"><text:span text:style-name="T21">- Linee guida dell'ICOM (International Council of Museums)</text:span></text:span><text:span text:style-name="T21">: Raccomandazioni e standard internazionali per la gestione dei musei.</text:span></text:p>
          <text:p text:style-name="P18"><text:span text:style-name="Strong_20_Emphasis"><text:span text:style-name="T21">- Regolamenti locali e regionali</text:span></text:span><text:span text:style-name="T21">: Normative specifiche per il museo, come permessi e licenze necessari per eventi o esposizioni.</text:span></text:p>
          <text:p text:style-name="P18"><text:span text:style-name="T21">Regolamenti Interni:<text:line-break/></text:span><text:span text:style-name="Strong_20_Emphasis"><text:span text:style-name="T20">- Politiche di Accesso alle Opere</text:span></text:span><text:span text:style-name="T20">: Regole che stabiliscono chi può accedere alle opere e in quali circostanze, per garantire la sicurezza e la conservazione.</text:span></text:p>
          <text:p text:style-name="P18"><text:span text:style-name="Strong_20_Emphasis"><text:span text:style-name="T20">- Procedure di Sicurezza</text:span></text:span><text:span text:style-name="T20">: Normative interne per garantire la sicurezza delle opere e dei visitatori, incluse procedure per situazioni di emergenza.</text:span></text:p>
        </text:list-item>
        <text:list-item>
          <text:p text:style-name="P9"><text:span text:style-name="Default_20_Paragraph_20_Font"><text:span text:style-name="T7">Realizzazioni preesistenti </text:span></text:span>(applicativi da rimpiazzare, applicazioni che dovranno interagire col sistema da realizzare)</text:p>
          <text:p text:style-name="P18"><text:span text:style-name="T22">Il sistema dovrà integrarsi con il sito web </text:span><text:span text:style-name="T23">del museo</text:span><text:span text:style-name="T22"> per consentire la registrazione online delle visite e la raccolta di feedback. Inoltre, dovrà fornire informazioni aggiornate sulle opere e le esposizioni, ci sarà anche un sistema di email che permetterà di inviare comunicazioni ai visitatori e di ricevere feedback da parte di essi.</text:span></text:p>
        </text:list-item>
      </text:list>
      <text:h text:style-name="Heading_20_2" text:outline-level="2">Elenco dei requisiti</text:h>
      <text:h text:style-name="Heading_20_2" text:outline-level="2"><text:soft-page-break/>Glossario dei termini</text:h>
      <text:h text:style-name="Heading_20_2" text:outline-level="2">Dimensionamento dei dati</text:h>
      <text:h text:style-name="Heading_20_2" text:outline-level="2">Elenco operazioni</text:h>
      <text:h text:style-name="Heading_20_2" text:outline-level="2">Classi di utenza</text:h>
      <text:h text:style-name="Heading_20_2" text:outline-level="2">Specifiche, assunzioni e vincoli d’integrità</text:h>
      <text:h text:style-name="Heading_20_1" text:outline-level="1">Parte Terza: Progettazione concettuale</text:h>
      <text:h text:style-name="Heading_20_2" text:outline-level="2">Diagramma E-R</text:h>
      <text:list xml:id="list2943962209" text:style-name="L2">
        <text:list-item>
          <text:p text:style-name="P4">Schema scheletro</text:p>
        </text:list-item>
        <text:list-item>
          <text:p text:style-name="P5">Schema concettuale non ristrutturato</text:p>
        </text:list-item>
      </text:list>
      <text:h text:style-name="Heading_20_2" text:outline-level="2">Dizionario dei Dati</text:h>
      <text:h text:style-name="Heading_20_1" text:outline-level="1">Parte Quarta: Progettazione Logica</text:h>
      <text:h text:style-name="Heading_20_2" text:outline-level="2">Schema E-R concettuale ristrutturato</text:h>
      <text:h text:style-name="Heading_20_2" text:outline-level="2">Schema E-R logico</text:h>
      <text:h text:style-name="Heading_20_2" text:outline-level="2">Schema relazionale</text:h>
      <text:h text:style-name="Heading_20_2" text:outline-level="2">Dizionario entità e relazioni</text:h>
      <text:h text:style-name="Heading_20_2" text:outline-level="2">Analisi delle forme normali.</text:h>
      <text:h text:style-name="Heading_20_2" text:outline-level="2">Indici di prestazione e carico applicativo</text:h>
      <text:list xml:id="list287510256" text:style-name="L3">
        <text:list-item>
          <text:p text:style-name="P10"><text:span text:style-name="Default_20_Paragraph_20_Font"><text:span text:style-name="T11">Costo delle operazioni </text:span></text:span></text:p>
        </text:list-item>
        <text:list-item>
          <text:p text:style-name="P10"><text:span text:style-name="Default_20_Paragraph_20_Font"><text:span text:style-name="T11">Occupazione di memoria</text:span></text:span></text:p>
        </text:list-item>
      </text:list>
      <text:p text:style-name="Normal">Per fare questa analisi è necessario conoscere:</text:p>
      <text:list xml:id="list711203656" text:style-name="L4">
        <text:list-item>
          <text:p text:style-name="P11"><text:s/><text:span text:style-name="Default_20_Paragraph_20_Font"><text:span text:style-name="T7">Volume dei dati </text:span></text:span>(occorrenze, dimensioni degli attributi)‏</text:p>
        </text:list-item>
        <text:list-item>
          <text:p text:style-name="P11"><text:s/><text:span text:style-name="Default_20_Paragraph_20_Font"><text:span text:style-name="T7">Caratteristiche delle operazioni </text:span></text:span>(tipo, frequenza, dati coinvolti)‏</text:p>
        </text:list-item>
      </text:list>
      <text:p text:style-name="Normal"/>
      <text:h text:style-name="Heading_20_1" text:outline-level="1"><text:soft-page-break/>Parte Quinta: Progettazione Fisica</text:h>
      <text:h text:style-name="Heading_20_2" text:outline-level="2">Schema fisico con indici</text:h>
      <text:h text:style-name="Heading_20_2" text:outline-level="2">Viste</text:h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style:contextual-spacing="false" fo:keep-together="always" fo:hyphenation-ladder-count="no-limit" fo:keep-with-next="always"/>
      <style:text-properties fo:color="#365f91" loext:opacity="100%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margin-top="0.0835in" fo:margin-bottom="0in" style:contextual-spacing="false" fo:text-align="justify" style:justify-single-word="false" fo:hyphenation-ladder-count="no-limit"/>
      <style:text-properties style:font-name="Verdana" fo:font-family="Verdana" style:font-family-generic="swiss" style:font-pitch="variable" fo:font-size="10pt" fo:language="it" fo:country="IT" style:font-size-asian="10pt" fo:hyphenate="false" loext:hyphenation-no-caps="false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" fo:font-family="Times" style:font-family-generic="roman" style:font-pitch="variable" style:language-asian="it" style:country-asian="I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itle" style:family="paragraph" style:parent-style-name="Normal" style:next-style-name="Normal" style:class="chapter">
      <style:paragraph-properties fo:margin-top="0in" fo:margin-bottom="0.2083in" style:contextual-spacing="true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loext:opacity="100%" style:font-name="Calibri" fo:font-family="Calibri" style:font-family-generic="swiss" style:font-pitch="variable" fo:font-size="26pt" fo:letter-spacing="0.0035in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margin-top="0in" fo:margin-bottom="0in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_20_Spacing" style:display-name="No Spacing" style:family="paragraph">
      <style:paragraph-properties fo:text-align="justify" style:justify-single-word="false" fo:hyphenation-ladder-count="no-limit"/>
      <style:text-properties style:font-name="Verdana" fo:font-family="Verdana" style:font-family-generic="swiss" style:font-pitch="variable"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language="it" fo:country="IT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swiss" style:font-pitch="variable" fo:font-size="26pt" fo:letter-spacing="0.0035in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loext:opacity="100%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er_20_Char" style:display-name="Header Char" style:family="text" style:parent-style-name="Default_20_Paragraph_20_Font">
      <style:text-properties style:font-name="Verdana" fo:font-family="Verdana" style:font-family-generic="swiss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Verdana" fo:font-family="Verdana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swiss" style:font-pitch="variable" fo:font-size="10pt" fo:font-weight="bold" style:font-name-asian="MS Gothic" style:font-family-asian="'MS Gothic'" style:font-family-generic-asian="modern" style:font-pitch-asian="fixed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Arial" fo:font-family="Arial" style:font-family-generic="swiss" style:font-pitch="variable"/>
    </style:style>
    <style:style style:name="WW_5f_CharLFO14LVL2" style:display-name="WW_CharLFO14LVL2" style:family="text">
      <style:text-properties style:font-name="Arial" fo:font-family="Arial" style:font-family-generic="swiss" style:font-pitch="variable"/>
    </style:style>
    <style:style style:name="WW_5f_CharLFO14LVL3" style:display-name="WW_CharLFO14LVL3" style:family="text">
      <style:text-properties style:font-name="Arial" fo:font-family="Arial" style:font-family-generic="swiss" style:font-pitch="variable"/>
    </style:style>
    <style:style style:name="WW_5f_CharLFO14LVL4" style:display-name="WW_CharLFO14LVL4" style:family="text">
      <style:text-properties style:font-name="Arial" fo:font-family="Arial" style:font-family-generic="swiss" style:font-pitch="variable"/>
    </style:style>
    <style:style style:name="WW_5f_CharLFO14LVL5" style:display-name="WW_CharLFO14LVL5" style:family="text">
      <style:text-properties style:font-name="Arial" fo:font-family="Arial" style:font-family-generic="swiss" style:font-pitch="variable"/>
    </style:style>
    <style:style style:name="WW_5f_CharLFO14LVL6" style:display-name="WW_CharLFO14LVL6" style:family="text">
      <style:text-properties style:font-name="Arial" fo:font-family="Arial" style:font-family-generic="swiss" style:font-pitch="variable"/>
    </style:style>
    <style:style style:name="WW_5f_CharLFO14LVL7" style:display-name="WW_CharLFO14LVL7" style:family="text">
      <style:text-properties style:font-name="Arial" fo:font-family="Arial" style:font-family-generic="swiss" style:font-pitch="variable"/>
    </style:style>
    <style:style style:name="WW_5f_CharLFO14LVL8" style:display-name="WW_CharLFO14LVL8" style:family="text">
      <style:text-properties style:font-name="Arial" fo:font-family="Arial" style:font-family-generic="swiss" style:font-pitch="variable"/>
    </style:style>
    <style:style style:name="WW_5f_CharLFO14LVL9" style:display-name="WW_CharLFO14LVL9" style:family="text">
      <style:text-properties style:font-name="Arial" fo:font-family="Arial" style:font-family-generic="swiss" style:font-pitch="variable"/>
    </style:style>
    <style:style style:name="WW_5f_CharLFO15LVL1" style:display-name="WW_CharLFO15LVL1" style:family="text">
      <style:text-properties style:font-name="Arial" fo:font-family="Arial" style:font-family-generic="swiss" style:font-pitch="variable"/>
    </style:style>
    <style:style style:name="WW_5f_CharLFO15LVL2" style:display-name="WW_CharLFO15LVL2" style:family="text">
      <style:text-properties style:font-name="Arial" fo:font-family="Arial" style:font-family-generic="swiss" style:font-pitch="variable"/>
    </style:style>
    <style:style style:name="WW_5f_CharLFO15LVL3" style:display-name="WW_CharLFO15LVL3" style:family="text">
      <style:text-properties style:font-name="Arial" fo:font-family="Arial" style:font-family-generic="swiss" style:font-pitch="variable"/>
    </style:style>
    <style:style style:name="WW_5f_CharLFO15LVL4" style:display-name="WW_CharLFO15LVL4" style:family="text">
      <style:text-properties style:font-name="Arial" fo:font-family="Arial" style:font-family-generic="swiss" style:font-pitch="variable"/>
    </style:style>
    <style:style style:name="WW_5f_CharLFO15LVL5" style:display-name="WW_CharLFO15LVL5" style:family="text">
      <style:text-properties style:font-name="Arial" fo:font-family="Arial" style:font-family-generic="swiss" style:font-pitch="variable"/>
    </style:style>
    <style:style style:name="WW_5f_CharLFO15LVL6" style:display-name="WW_CharLFO15LVL6" style:family="text">
      <style:text-properties style:font-name="Arial" fo:font-family="Arial" style:font-family-generic="swiss" style:font-pitch="variable"/>
    </style:style>
    <style:style style:name="WW_5f_CharLFO15LVL7" style:display-name="WW_CharLFO15LVL7" style:family="text">
      <style:text-properties style:font-name="Arial" fo:font-family="Arial" style:font-family-generic="swiss" style:font-pitch="variable"/>
    </style:style>
    <style:style style:name="WW_5f_CharLFO15LVL8" style:display-name="WW_CharLFO15LVL8" style:family="text">
      <style:text-properties style:font-name="Arial" fo:font-family="Arial" style:font-family-generic="swiss" style:font-pitch="variable"/>
    </style:style>
    <style:style style:name="WW_5f_CharLFO15LVL9" style:display-name="WW_CharLFO15LVL9" style:family="text">
      <style:text-properties style:font-name="Arial" fo:font-family="Arial" style:font-family-generic="swiss" style:font-pitch="variable"/>
    </style:style>
    <style:style style:name="WW_5f_CharLFO17LVL1" style:display-name="WW_CharLFO17LVL1" style:family="text">
      <style:text-properties style:font-name="Arial" fo:font-family="Arial" style:font-family-generic="swiss" style:font-pitch="variable"/>
    </style:style>
    <style:style style:name="WW_5f_CharLFO17LVL2" style:display-name="WW_CharLFO17LVL2" style:family="text">
      <style:text-properties style:font-name="Arial" fo:font-family="Arial" style:font-family-generic="swiss" style:font-pitch="variable"/>
    </style:style>
    <style:style style:name="WW_5f_CharLFO17LVL3" style:display-name="WW_CharLFO17LVL3" style:family="text">
      <style:text-properties style:font-name="Arial" fo:font-family="Arial" style:font-family-generic="swiss" style:font-pitch="variable"/>
    </style:style>
    <style:style style:name="WW_5f_CharLFO17LVL4" style:display-name="WW_CharLFO17LVL4" style:family="text">
      <style:text-properties style:font-name="Arial" fo:font-family="Arial" style:font-family-generic="swiss" style:font-pitch="variable"/>
    </style:style>
    <style:style style:name="WW_5f_CharLFO17LVL5" style:display-name="WW_CharLFO17LVL5" style:family="text">
      <style:text-properties style:font-name="Arial" fo:font-family="Arial" style:font-family-generic="swiss" style:font-pitch="variable"/>
    </style:style>
    <style:style style:name="WW_5f_CharLFO17LVL6" style:display-name="WW_CharLFO17LVL6" style:family="text">
      <style:text-properties style:font-name="Arial" fo:font-family="Arial" style:font-family-generic="swiss" style:font-pitch="variable"/>
    </style:style>
    <style:style style:name="WW_5f_CharLFO17LVL7" style:display-name="WW_CharLFO17LVL7" style:family="text">
      <style:text-properties style:font-name="Arial" fo:font-family="Arial" style:font-family-generic="swiss" style:font-pitch="variable"/>
    </style:style>
    <style:style style:name="WW_5f_CharLFO17LVL8" style:display-name="WW_CharLFO17LVL8" style:family="text">
      <style:text-properties style:font-name="Arial" fo:font-family="Arial" style:font-family-generic="swiss" style:font-pitch="variable"/>
    </style:style>
    <style:style style:name="WW_5f_CharLFO17LVL9" style:display-name="WW_CharLFO17LVL9" style:family="text">
      <style:text-properties style:font-name="Arial" fo:font-family="Arial" style:font-family-generic="swiss" style:font-pitch="variable"/>
    </style:style>
    <style:style style:name="WW_5f_CharLFO20LVL1" style:display-name="WW_CharLFO20LVL1" style:family="text">
      <style:text-properties style:font-name="Wingdings 2" fo:font-family="'Wingdings 2'" style:font-family-generic="roman" style:font-pitch="variable" style:font-charset="x-symbol"/>
    </style:style>
    <style:style style:name="WW_5f_CharLFO20LVL2" style:display-name="WW_CharLFO20LVL2" style:family="text">
      <style:text-properties style:font-name="Wingdings 2" fo:font-family="'Wingdings 2'" style:font-family-generic="roman" style:font-pitch="variable" style:font-charset="x-symbol"/>
    </style:style>
    <style:style style:name="WW_5f_CharLFO20LVL3" style:display-name="WW_CharLFO20LVL3" style:family="text">
      <style:text-properties style:font-name="Wingdings 2" fo:font-family="'Wingdings 2'" style:font-family-generic="roman" style:font-pitch="variable" style:font-charset="x-symbol"/>
    </style:style>
    <style:style style:name="WW_5f_CharLFO20LVL4" style:display-name="WW_CharLFO20LVL4" style:family="text">
      <style:text-properties style:font-name="Wingdings 2" fo:font-family="'Wingdings 2'" style:font-family-generic="roman" style:font-pitch="variable" style:font-charset="x-symbol"/>
    </style:style>
    <style:style style:name="WW_5f_CharLFO20LVL5" style:display-name="WW_CharLFO20LVL5" style:family="text">
      <style:text-properties style:font-name="Wingdings 2" fo:font-family="'Wingdings 2'" style:font-family-generic="roman" style:font-pitch="variable" style:font-charset="x-symbol"/>
    </style:style>
    <style:style style:name="WW_5f_CharLFO20LVL6" style:display-name="WW_CharLFO20LVL6" style:family="text">
      <style:text-properties style:font-name="Wingdings 2" fo:font-family="'Wingdings 2'" style:font-family-generic="roman" style:font-pitch="variable" style:font-charset="x-symbol"/>
    </style:style>
    <style:style style:name="WW_5f_CharLFO20LVL7" style:display-name="WW_CharLFO20LVL7" style:family="text">
      <style:text-properties style:font-name="Wingdings 2" fo:font-family="'Wingdings 2'" style:font-family-generic="roman" style:font-pitch="variable" style:font-charset="x-symbol"/>
    </style:style>
    <style:style style:name="WW_5f_CharLFO20LVL8" style:display-name="WW_CharLFO20LVL8" style:family="text">
      <style:text-properties style:font-name="Wingdings 2" fo:font-family="'Wingdings 2'" style:font-family-generic="roman" style:font-pitch="variable" style:font-charset="x-symbol"/>
    </style:style>
    <style:style style:name="WW_5f_CharLFO20LVL9" style:display-name="WW_CharLFO20LVL9" style:family="text">
      <style:text-properties style:font-name="Wingdings 2" fo:font-family="'Wingdings 2'" style:font-family-generic="roman" style:font-pitch="variable" style:font-charset="x-symbol"/>
    </style:style>
    <style:style style:name="WW_5f_CharLFO21LVL1" style:display-name="WW_CharLFO21LVL1" style:family="text">
      <style:text-properties style:font-name="Wingdings 2" fo:font-family="'Wingdings 2'" style:font-family-generic="roman" style:font-pitch="variable" style:font-charset="x-symbol"/>
    </style:style>
    <style:style style:name="WW_5f_CharLFO21LVL2" style:display-name="WW_CharLFO21LVL2" style:family="text">
      <style:text-properties style:font-name="Wingdings 2" fo:font-family="'Wingdings 2'" style:font-family-generic="roman" style:font-pitch="variable" style:font-charset="x-symbol"/>
    </style:style>
    <style:style style:name="WW_5f_CharLFO21LVL3" style:display-name="WW_CharLFO21LVL3" style:family="text">
      <style:text-properties style:font-name="Wingdings 2" fo:font-family="'Wingdings 2'" style:font-family-generic="roman" style:font-pitch="variable" style:font-charset="x-symbol"/>
    </style:style>
    <style:style style:name="WW_5f_CharLFO21LVL4" style:display-name="WW_CharLFO21LVL4" style:family="text">
      <style:text-properties style:font-name="Wingdings 2" fo:font-family="'Wingdings 2'" style:font-family-generic="roman" style:font-pitch="variable" style:font-charset="x-symbol"/>
    </style:style>
    <style:style style:name="WW_5f_CharLFO21LVL5" style:display-name="WW_CharLFO21LVL5" style:family="text">
      <style:text-properties style:font-name="Wingdings 2" fo:font-family="'Wingdings 2'" style:font-family-generic="roman" style:font-pitch="variable" style:font-charset="x-symbol"/>
    </style:style>
    <style:style style:name="WW_5f_CharLFO21LVL6" style:display-name="WW_CharLFO21LVL6" style:family="text">
      <style:text-properties style:font-name="Wingdings 2" fo:font-family="'Wingdings 2'" style:font-family-generic="roman" style:font-pitch="variable" style:font-charset="x-symbol"/>
    </style:style>
    <style:style style:name="WW_5f_CharLFO21LVL7" style:display-name="WW_CharLFO21LVL7" style:family="text">
      <style:text-properties style:font-name="Wingdings 2" fo:font-family="'Wingdings 2'" style:font-family-generic="roman" style:font-pitch="variable" style:font-charset="x-symbol"/>
    </style:style>
    <style:style style:name="WW_5f_CharLFO21LVL8" style:display-name="WW_CharLFO21LVL8" style:family="text">
      <style:text-properties style:font-name="Wingdings 2" fo:font-family="'Wingdings 2'" style:font-family-generic="roman" style:font-pitch="variable" style:font-charset="x-symbol"/>
    </style:style>
    <style:style style:name="WW_5f_CharLFO21LVL9" style:display-name="WW_CharLFO21LVL9" style:family="text">
      <style:text-properties style:font-name="Wingdings 2" fo:font-family="'Wingdings 2'" style:font-family-generic="roman" style:font-pitch="variable" style:font-charset="x-symbol"/>
    </style:style>
    <style:style style:name="WW_5f_CharLFO22LVL1" style:display-name="WW_CharLFO22LVL1" style:family="text">
      <style:text-properties style:font-name="Wingdings 2" fo:font-family="'Wingdings 2'" style:font-family-generic="roman" style:font-pitch="variable" style:font-charset="x-symbol"/>
    </style:style>
    <style:style style:name="WW_5f_CharLFO22LVL2" style:display-name="WW_CharLFO22LVL2" style:family="text">
      <style:text-properties style:font-name="Wingdings 2" fo:font-family="'Wingdings 2'" style:font-family-generic="roman" style:font-pitch="variable" style:font-charset="x-symbol"/>
    </style:style>
    <style:style style:name="WW_5f_CharLFO22LVL3" style:display-name="WW_CharLFO22LVL3" style:family="text">
      <style:text-properties style:font-name="Wingdings 2" fo:font-family="'Wingdings 2'" style:font-family-generic="roman" style:font-pitch="variable" style:font-charset="x-symbol"/>
    </style:style>
    <style:style style:name="WW_5f_CharLFO22LVL4" style:display-name="WW_CharLFO22LVL4" style:family="text">
      <style:text-properties style:font-name="Wingdings 2" fo:font-family="'Wingdings 2'" style:font-family-generic="roman" style:font-pitch="variable" style:font-charset="x-symbol"/>
    </style:style>
    <style:style style:name="WW_5f_CharLFO22LVL5" style:display-name="WW_CharLFO22LVL5" style:family="text">
      <style:text-properties style:font-name="Wingdings 2" fo:font-family="'Wingdings 2'" style:font-family-generic="roman" style:font-pitch="variable" style:font-charset="x-symbol"/>
    </style:style>
    <style:style style:name="WW_5f_CharLFO22LVL6" style:display-name="WW_CharLFO22LVL6" style:family="text">
      <style:text-properties style:font-name="Wingdings 2" fo:font-family="'Wingdings 2'" style:font-family-generic="roman" style:font-pitch="variable" style:font-charset="x-symbol"/>
    </style:style>
    <style:style style:name="WW_5f_CharLFO22LVL7" style:display-name="WW_CharLFO22LVL7" style:family="text">
      <style:text-properties style:font-name="Wingdings 2" fo:font-family="'Wingdings 2'" style:font-family-generic="roman" style:font-pitch="variable" style:font-charset="x-symbol"/>
    </style:style>
    <style:style style:name="WW_5f_CharLFO22LVL8" style:display-name="WW_CharLFO22LVL8" style:family="text">
      <style:text-properties style:font-name="Wingdings 2" fo:font-family="'Wingdings 2'" style:font-family-generic="roman" style:font-pitch="variable" style:font-charset="x-symbol"/>
    </style:style>
    <style:style style:name="WW_5f_CharLFO22LVL9" style:display-name="WW_CharLFO22LVL9" style:family="text">
      <style:text-properties style:font-name="Wingdings 2" fo:font-family="'Wingdings 2'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957in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89in" style:rel-width="100%" fo:margin-left="0in" table:align="left"/>
    </style:style>
    <style:style style:name="Table1.A" style:family="table-column">
      <style:table-column-properties style:column-width="5.7049in" style:rel-column-width="8215*"/>
    </style:style>
    <style:style style:name="Table1.B" style:family="table-column">
      <style:table-column-properties style:column-width="0.984in" style:rel-column-width="1417*"/>
    </style:style>
    <style:style style:name="Table1.1" style:family="table-row">
      <style:table-row-properties style:min-row-height="0.2in"/>
    </style:style>
    <style:style style:name="Table1.A1" style:family="table-cell">
      <style:table-cell-properties fo:padding-left="0.0799in" fo:padding-right="0.0799in" fo:padding-top="0.05in" fo:padding-bottom="0.05in" fo:border-left="none" fo:border-right="2.25pt solid #808080" fo:border-top="none" fo:border-bottom="2.25pt solid #808080" style:writing-mode="lr-tb"/>
    </style:style>
    <style:style style:name="Table1.B1" style:family="table-cell">
      <style:table-cell-properties fo:padding-left="0.0799in" fo:padding-right="0.0799in" fo:padding-top="0.05in" fo:padding-bottom="0.05in" fo:border-left="2.25pt solid #808080" fo:border-right="none" fo:border-top="none" fo:border-bottom="2.25pt solid #808080" style:writing-mode="lr-tb"/>
    </style:style>
    <style:style style:name="Table2" style:family="table">
      <style:table-properties style:width="6.6875in" fo:margin-left="0in" table:align="left"/>
    </style:style>
    <style:style style:name="Table2.A" style:family="table-column">
      <style:table-column-properties style:column-width="2.2292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text-shadow="1pt 1pt" officeooo:rsid="001c7c3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4917in" fo:margin-bottom="0.491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Basi di Dati e di Conoscenza</text:p>
            </table:table-cell>
            <table:table-cell table:style-name="Table1.B1" office:value-type="string">
              <text:p text:style-name="Header"><text:span text:style-name="Default_20_Paragraph_20_Font">2023/202</text:span><text:span text:style-name="Default_20_Paragraph_20_Font"><text:span text:style-name="MT1">4</text:span>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Basi di Dati e di Conoscenza</dc:title>
    <meta:initial-creator>Paola Vocca</meta:initial-creator>
    <meta:creation-date>2024-10-08T10:46:00Z</meta:creation-date>
    <dc:date>2024-10-08T14:41:45.777577088</dc:date>
    <meta:print-date>2015-04-21T10:36:00Z</meta:print-date>
    <meta:editing-cycles>35</meta:editing-cycles>
    <meta:editing-duration>PT19M20S</meta:editing-duration>
    <meta:document-statistic meta:table-count="2" meta:image-count="0" meta:object-count="0" meta:page-count="4" meta:paragraph-count="61" meta:word-count="786" meta:character-count="5333" meta:non-whitespace-character-count="4648"/>
    <meta:user-defined meta:name="ContentTypeId">0x0101008F19956B7F4B6A439EB2D329F26D4E6A</meta:user-defined>
    <meta:template xlink:type="simple" xlink:actuate="onRequest" xlink:title="" xlink:href="../TemplateSpecificheProgetto2023-24%20-%20Copia.odt/Normal.dotm"/>
  </office:meta>
</office:document-meta>
</file>